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Архангель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Белгоро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Бря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Владимир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Воронеж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3">
          <table:table-cell office:value-type="string" calcext:value-type="string">
            <text:p>Еврейская автономн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Иркут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емер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Кур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Ленингра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Липец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Магада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Моск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Мурма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Новгород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Ом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Оренбург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Пензе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арат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Смоле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Твер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Том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Туль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Тюме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Ульянов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3">
          <table:table-cell office:value-type="string" calcext:value-type="string">
            <text:p>Ханты-Мансийский-Югра АО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float" office:value="995" calcext:value-type="float">
            <text:p>995</text:p>
          </table:table-cell>
        </table:table-row>
        <table:table-row table:style-name="ro3">
          <table:table-cell office:value-type="string" calcext:value-type="string">
            <text:p>Чувашская Республика-Чувашия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float" office:value="995" calcext:value-type="float">
            <text:p>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13:59.661000000</meta:creation-date>
    <dc:date>2021-11-05T09:15:32.928000000</dc:date>
    <meta:editing-duration>PT1M33S</meta:editing-duration>
    <meta:editing-cycles>1</meta:editing-cycles>
    <meta:document-statistic meta:table-count="1" meta:cell-count="130" meta:object-count="0"/>
    <meta:generator>LibreOffice/7.2.2.2$Windows_X86_64 LibreOffice_project/02b2acce88a210515b4a5bb2e46cbfb63fe97d56</meta:generator>
  </office:meta>
</office:document-meta>
</file>